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References:</text:p>
      <text:p text:style-name="Normal"><text:a xlink:href="https://fbnn.org/ham/" office:target-frame-name="_top" xlink:show="replace"><text:span text:style-name="Hyperlink">Hunger Action Month 2024 – Food Bank of Northern Nevada</text:span></text:a><text:span text:style-name="T2"><text:s/>[Accessed 08.07.2025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rijus Kmitas</meta:initial-creator>
    <dc:creator>Nerijus Kmitas</dc:creator>
    <meta:creation-date>2025-07-08T19:44:00Z</meta:creation-date>
    <dc:date>2025-07-08T19:45:00Z</dc:date>
    <meta:template xlink:href="Normal" xlink:type="simple"/>
    <meta:editing-cycles>1</meta:editing-cycles>
    <meta:editing-duration>PT60S</meta:editing-duration>
    <meta:document-statistic meta:page-count="1" meta:paragraph-count="1" meta:word-count="18" meta:character-count="126" meta:row-count="1" meta:non-whitespace-character-count="109"/>
  </office:meta>
</office:document-meta>
</file>